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KonuBaşlığı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P3" style:parent-style-name="Textbody" style:family="paragraph">
      <style:paragraph-properties fo:text-align="justify"/>
    </style:style>
    <style:style style:name="T4" style:parent-style-name="VarsayılanParagrafYazıTipi" style:family="text">
      <style:text-properties fo:font-size="15pt" style:font-size-asian="15pt" style:font-size-complex="15pt"/>
    </style:style>
    <style:style style:name="P5" style:parent-style-name="Textbody" style:family="paragraph">
      <style:paragraph-properties fo:text-align="justify"/>
    </style:style>
    <style:style style:name="T6" style:parent-style-name="VarsayılanParagrafYazıTipi" style:family="text">
      <style:text-properties fo:font-size="15pt" style:font-size-asian="15pt" style:font-size-complex="15pt"/>
    </style:style>
    <style:style style:name="P7" style:parent-style-name="Textbody" style:family="paragraph">
      <style:paragraph-properties fo:text-align="justify"/>
    </style:style>
    <style:style style:name="T8" style:parent-style-name="VarsayılanParagrafYazıTipi" style:family="text">
      <style:text-properties fo:font-size="15pt" style:font-size-asian="15pt" style:font-size-complex="15pt"/>
    </style:style>
    <style:style style:name="P9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P10" style:parent-style-name="Textbody" style:family="paragraph">
      <style:paragraph-properties fo:text-align="justify"/>
    </style:style>
    <style:style style:name="T11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12" style:parent-style-name="VarsayılanParagrafYazıTipi" style:family="text">
      <style:text-properties fo:font-size="15pt" style:font-size-asian="15pt" style:font-size-complex="15pt"/>
    </style:style>
    <style:style style:name="P13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P14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TableColumn16" style:family="table-column">
      <style:table-column-properties style:column-width="6.925in" style:use-optimal-column-width="false"/>
    </style:style>
    <style:style style:name="Table15" style:family="table">
      <style:table-properties style:width="6.925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justify"/>
    </style:style>
    <style:style style:name="T20" style:parent-style-name="VarsayılanParagrafYazıTipi" style:family="text">
      <style:text-properties fo:font-size="15pt" style:font-size-asian="15pt" style:font-size-complex="15pt"/>
    </style:style>
    <style:style style:name="T21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22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23" style:parent-style-name="VarsayılanParagrafYazıTipi" style:family="text">
      <style:text-properties fo:font-size="15pt" style:font-size-asian="15pt" style:font-size-complex="15pt"/>
    </style:style>
    <style:style style:name="T24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25" style:parent-style-name="VarsayılanParagrafYazıTipi" style:family="text">
      <style:text-properties fo:font-size="15pt" style:font-size-asian="15pt" style:font-size-complex="15pt"/>
    </style:style>
    <style:style style:name="P26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27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TableColumn29" style:family="table-column">
      <style:table-column-properties style:column-width="6.925in" style:use-optimal-column-width="false"/>
    </style:style>
    <style:style style:name="Table28" style:family="table">
      <style:table-properties style:width="6.925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2" style:parent-style-name="VarsayılanParagrafYazıTipi" style:family="text">
      <style:text-properties fo:font-size="15pt" style:font-size-asian="15pt" style:font-size-complex="15pt"/>
    </style:style>
    <style:style style:name="T33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34" style:parent-style-name="VarsayılanParagrafYazıTipi" style:family="text">
      <style:text-properties fo:font-size="15pt" style:font-size-asian="15pt" style:font-size-complex="15pt"/>
    </style:style>
    <style:style style:name="P35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36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37" style:parent-style-name="Textbody" style:family="paragraph">
      <style:paragraph-properties fo:text-align="justify"/>
    </style:style>
    <style:style style:name="T38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39" style:parent-style-name="VarsayılanParagrafYazıTipi" style:family="text">
      <style:text-properties fo:font-size="15pt" style:font-size-asian="15pt" style:font-size-complex="15pt"/>
    </style:style>
    <style:style style:name="P40" style:parent-style-name="Textbody" style:family="paragraph">
      <style:paragraph-properties fo:text-align="justify"/>
    </style:style>
    <style:style style:name="T41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42" style:parent-style-name="VarsayılanParagrafYazıTipi" style:family="text">
      <style:text-properties fo:font-size="15pt" style:font-size-asian="15pt" style:font-size-complex="15pt"/>
    </style:style>
    <style:style style:name="P43" style:parent-style-name="Textbody" style:family="paragraph">
      <style:paragraph-properties fo:text-align="justify"/>
    </style:style>
    <style:style style:name="T44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45" style:parent-style-name="VarsayılanParagrafYazıTipi" style:family="text">
      <style:text-properties fo:font-size="15pt" style:font-size-asian="15pt" style:font-size-complex="15pt"/>
    </style:style>
    <style:style style:name="P46" style:parent-style-name="Textbody" style:family="paragraph">
      <style:paragraph-properties fo:text-align="justify"/>
    </style:style>
    <style:style style:name="T47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48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49" style:parent-style-name="VarsayılanParagrafYazıTipi" style:family="text">
      <style:text-properties fo:font-size="15pt" style:font-size-asian="15pt" style:font-size-complex="15pt"/>
    </style:style>
    <style:style style:name="P50" style:parent-style-name="Textbody" style:family="paragraph">
      <style:paragraph-properties fo:text-align="justify"/>
    </style:style>
    <style:style style:name="T51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52" style:parent-style-name="VarsayılanParagrafYazıTipi" style:family="text">
      <style:text-properties fo:font-size="15pt" style:font-size-asian="15pt" style:font-size-complex="15pt"/>
    </style:style>
    <style:style style:name="P53" style:parent-style-name="Textbody" style:family="paragraph">
      <style:paragraph-properties fo:text-align="justify"/>
    </style:style>
    <style:style style:name="T54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55" style:parent-style-name="VarsayılanParagrafYazıTipi" style:family="text">
      <style:text-properties fo:font-size="15pt" style:font-size-asian="15pt" style:font-size-complex="15pt"/>
    </style:style>
  </office:automatic-styles>
  <office:body>
    <office:text text:use-soft-page-breaks="true">
      <text:p text:style-name="P1">Template Class</text:p>
      <text:p text:style-name="P2">Bu soruda template bir Bağlı Liste veri yapısı yazmanız bekleniyor. Bağlı Liste hakkında ayrıntılı bilgi için şu linklere gözatabilirsiniz:</text:p>
      <text:list text:style-name="LFO1" text:continue-numbering="true">
        <text:list-item>
          <text:p text:style-name="P3"><text:a xlink:href="https://tr.wikipedia.org/wiki/Bağlı_liste" office:target-frame-name="_top" xlink:show="replace"><text:span text:style-name="T4">https://tr.wikipedia.org/wiki/Ba%C4%9Fl%C4%B1_liste</text:span></text:a></text:p>
        </text:list-item>
        <text:list-item>
          <text:p text:style-name="P5"><text:a xlink:href="https://en.wikipedia.org/wiki/Linked_list" office:target-frame-name="_top" xlink:show="replace"><text:span text:style-name="T6">https://en.wikipedia.org/wiki/Linked_list</text:span></text:a></text:p>
        </text:list-item>
        <text:list-item>
          <text:p text:style-name="P7"><text:a xlink:href="http://ceng.gazi.edu.tr/~akcayol/files/DSL2LinkedList.pdf" office:target-frame-name="_top" xlink:show="replace"><text:span text:style-name="T8">http://ceng.gazi.edu.tr/~akcayol/files/DSL2LinkedList.pdf</text:span></text:a></text:p>
        </text:list-item>
      </text:list>
      <text:p text:style-name="P9"/>
      <text:p text:style-name="P10"><text:span text:style-name="T11">uml_diagram.pdf</text:span><text:span text:style-name="T12"><text:s/>dosyasında UML diagramı verilen sınıfları ve main.cpp için verilen kodu yazıp çalıştırınız.</text:span></text:p>
      <text:p text:style-name="P13"/>
      <text:p text:style-name="P14">Main Fonksiyon Kodu:</text:p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P19"><text:span text:style-name="T20">Main fonksiyon için gerekli kod<text:s/></text:span><text:span text:style-name="T21">main_1</text:span><text:span text:style-name="T22">.png</text:span><text:span text:style-name="T23"><text:s/>ve<text:s/></text:span><text:span text:style-name="T24">main_2.png</text:span><text:span text:style-name="T25"><text:s/>dosyalarında verilmiştir.</text:span></text:p>
          </table:table-cell>
        </table:table-row>
      </table:table>
      <text:p text:style-name="P26"/>
      <text:p text:style-name="P27">Örnek Ekran Çıktısı:</text:p>
      <table:table table:style-name="Table28">
        <table:table-columns>
          <table:table-column table:style-name="TableColumn29"/>
        </table:table-columns>
        <table:table-row table:style-name="TableRow30">
          <table:table-cell table:style-name="TableCell31">
            <text:p text:style-name="TableContents"><text:span text:style-name="T32">Örnek ekran çıktısı<text:s/></text:span><text:span text:style-name="T33">cikti.png</text:span><text:span text:style-name="T34"><text:s/>dosyasında verilmiştir.</text:span></text:p>
          </table:table-cell>
        </table:table-row>
      </table:table>
      <text:p text:style-name="P35"/>
      <text:p text:style-name="P36">Açıklamalar:</text:p>
      <text:list text:style-name="LFO2" text:continue-numbering="true">
        <text:list-item>
          <text:p text:style-name="P37"><text:span text:style-name="T38">BagliListe::BagliListe():</text:span><text:span text:style-name="T39"><text:s/>ilk ve son'u sıfıra eşitler</text:span></text:p>
        </text:list-item>
        <text:list-item>
          <text:p text:style-name="P40"><text:span text:style-name="T41">virtual BagliListe::BagliListe():</text:span><text:span text:style-name="T42"><text:s/>Listedeki tüm düğümleri siler</text:span></text:p>
        </text:list-item>
        <text:list-item>
          <text:p text:style-name="P43"><text:span text:style-name="T44">BagliListe::ekle(T t):</text:span><text:span text:style-name="T45"><text:s/>t'den bir düğüm oluşturur ve bu yeni düğümü listenin sonuna ekler</text:span></text:p>
        </text:list-item>
        <text:list-item>
          <text:p text:style-name="P46"><text:span text:style-name="T47">BagliList</text:span><text:span text:style-name="T48">e::sil(T t):</text:span><text:span text:style-name="T49"><text:s/>listede t verisine sahip düğüm varsa o düğümü listeden siler</text:span></text:p>
        </text:list-item>
        <text:list-item>
          <text:p text:style-name="P50"><text:span text:style-name="T51">BagliListe::listeBosMu():</text:span><text:span text:style-name="T52"><text:s/>listede hiç düğüm yoksa true döner</text:span></text:p>
        </text:list-item>
        <text:list-item>
          <text:p text:style-name="P53"><text:span text:style-name="T54">BagliListe::listele():</text:span><text:span text:style-name="T55"><text:s/>listede bulunan tüm düğümleri listeler. Ayrıntı için ekran çıktısına bakın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Başlık1" style:display-name="Başlı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Başlık2" style:display-name="Başlık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Başlık3" style:display-name="Başlık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KonuBaşlığı" style:display-name="Konu Başlığı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Altyazı" style:display-name="Altyazı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ResimYazısı">
      <style:text-properties fo:hyphenate="false"/>
    </style:style>
    <style:style style:name="ÜstBilgi" style:display-name="Üst Bilgi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AltBilgi" style:display-name="Alt Bilgi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AltBilgiChar" style:display-name="Alt Bilgi Char" style:family="text" style:parent-style-name="VarsayılanParagrafYazıTipi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urak </meta:initial-creator>
    <dc:creator>selim yavru</dc:creator>
    <meta:creation-date>2014-09-10T15:23:00Z</meta:creation-date>
    <dc:date>2018-06-10T11:41:00Z</dc:date>
    <meta:template xlink:href="Normal.dotm" xlink:type="simple"/>
    <meta:editing-cycles>117</meta:editing-cycles>
    <meta:editing-duration>PT23400S</meta:editing-duration>
    <meta:document-statistic meta:page-count="1" meta:paragraph-count="2" meta:word-count="187" meta:character-count="1254" meta:row-count="8" meta:non-whitespace-character-count="1069"/>
  </office:meta>
</office:document-meta>
</file>